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041aa" officeooo:paragraph-rsid="001041aa"/>
    </style:style>
    <style:style style:name="P2" style:family="paragraph" style:parent-style-name="Text_20_body">
      <style:text-properties officeooo:rsid="001041aa" officeooo:paragraph-rsid="001041aa"/>
    </style:style>
    <style:style style:name="P3" style:family="paragraph" style:parent-style-name="Text_20_body">
      <style:text-properties officeooo:paragraph-rsid="001041aa"/>
    </style:style>
    <style:style style:name="P4" style:family="paragraph" style:parent-style-name="Text_20_body" style:list-style-name="L1">
      <style:text-properties officeooo:paragraph-rsid="00110276"/>
    </style:style>
    <style:style style:name="P5" style:family="paragraph" style:parent-style-name="Text_20_body" style:list-style-name="L1">
      <style:text-properties officeooo:paragraph-rsid="00119e7f"/>
    </style:style>
    <style:style style:name="P6" style:family="paragraph" style:parent-style-name="Text_20_body" style:list-style-name="L1">
      <style:text-properties fo:font-weight="bold" officeooo:rsid="00110276" officeooo:paragraph-rsid="00110276" style:font-weight-asian="bold" style:font-weight-complex="bold"/>
    </style:style>
    <style:style style:name="P7" style:family="paragraph" style:parent-style-name="Text_20_body" style:list-style-name="L1">
      <style:text-properties fo:font-weight="bold" officeooo:rsid="00119e7f" officeooo:paragraph-rsid="00119e7f" style:font-weight-asian="bold" style:font-weight-complex="bold"/>
    </style:style>
    <style:style style:name="P8" style:family="paragraph" style:parent-style-name="Text_20_body">
      <style:text-properties officeooo:paragraph-rsid="00119e7f"/>
    </style:style>
    <style:style style:name="P9" style:family="paragraph" style:parent-style-name="Subtitle">
      <style:text-properties officeooo:rsid="001041aa" officeooo:paragraph-rsid="001041aa"/>
    </style:style>
    <style:style style:name="T1" style:family="text">
      <style:text-properties officeooo:rsid="001041aa"/>
    </style:style>
    <style:style style:name="T2" style:family="text">
      <style:text-properties fo:language="en" fo:country="US"/>
    </style:style>
    <style:style style:name="T3" style:family="text">
      <style:text-properties fo:language="en" fo:country="US" officeooo:rsid="001041aa"/>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10276" style:font-weight-asian="normal" style:font-weight-complex="normal"/>
    </style:style>
    <style:style style:name="T6" style:family="text">
      <style:text-properties fo:language="en" fo:country="US" fo:font-weight="normal" officeooo:rsid="00119e7f" style:font-weight-asian="normal" style:font-weight-complex="normal"/>
    </style:style>
    <style:style style:name="T7" style:family="text">
      <style:text-properties fo:language="en" fo:country="US" fo:font-weight="normal" officeooo:rsid="0011f61a" style:font-weight-asian="normal" style:font-weight-complex="normal"/>
    </style:style>
    <style:style style:name="T8" style:family="text">
      <style:text-properties fo:language="en" fo:country="US" fo:font-weight="bold" officeooo:rsid="00119e7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10276" style:font-weight-asian="normal" style:font-weight-complex="normal"/>
    </style:style>
    <style:style style:name="T11" style:family="text">
      <style:text-properties fo:font-weight="bold" officeooo:rsid="00110276"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eidur – One Sheet Sample</text:p>
      <text:p text:style-name="P1"/>
      <text:p text:style-name="P9">Multi-platform casual RPG</text:p>
      <text:p text:style-name="P2"/>
      <text:h text:style-name="Heading_20_3" text:outline-level="3">Game Title</text:h>
      <text:p text:style-name="P2"><text:tab/>Heidur (It may change)</text:p>
      <text:h text:style-name="Heading_20_3" text:outline-level="3">Platform</text:h>
      <text:p text:style-name="P3"><text:tab/><text:span text:style-name="T1">PC: Windows/Linux</text:span></text:p>
      <text:p text:style-name="P3"><text:tab/><text:span text:style-name="T1">Mobile: Android</text:span></text:p>
      <text:h text:style-name="Heading_20_3" text:outline-level="3">Genre</text:h>
      <text:p text:style-name="P3"><text:tab/><text:span text:style-name="T1">Casual, turn based tactical, RPG</text:span></text:p>
      <text:h text:style-name="Heading_20_3" text:outline-level="3">Summary</text:h>
      <text:p text:style-name="P3"><text:tab/><text:bookmark text:name="result_box"/><text:span text:style-name="T2">In a place full of magic and mystery, a young man in search of opportunities gets the chance to work in the castle of one of the most powerful kings of Heidur. Soon the young man would discover that this job was not what he expected, but a promise is a promise, getting away is not an option. He will try determination and courage in an endless amount of adventures, to finally arrive at what seems to be the twisted end of the world, and with his own hands, to </text:span><text:span text:style-name="T3">prevent</text:span><text:span text:style-name="T2"> it.</text:span></text:p>
      <text:h text:style-name="Heading_20_3" text:outline-level="3">Game Features</text:h>
      <text:list xml:id="list783839191223498626" text:style-name="L1">
        <text:list-item>
          <text:p text:style-name="P6">Turn based:<text:span text:style-name="T9"> The game offers a relaxing and laid back gaming experience. As you play through it you will feel something as similar as reading a book.</text:span></text:p>
        </text:list-item>
        <text:list-item>
          <text:p text:style-name="P6">Tactical:<text:span text:style-name="T9"> Battles can become quite difficult if they are not handled carefully. You will need to use the skills and habilities of your character with decision and have some kind of strategy and tactics in order to survive.</text:span></text:p>
        </text:list-item>
        <text:list-item>
          <text:p text:style-name="P4"><text:span text:style-name="T11">Serious, big and original lore:</text:span><text:span text:style-name="T10"> Heidur aspires to have a rich, original, big and fun lore and history. We belive that the key of a game is the history behind it, and we like tales of mighty warriors that challenge everything against all the odds. </text:span><text:bookmark text:name="result_box2"/><text:span text:style-name="T5">We spend much of our time writing about gods, goddesses, monsters, characters, friends, enemies, localities, the world, religion, stories, myths and legends; we create</text:span><text:span text:style-name="T6">d</text:span><text:span text:style-name="T5"> a world as it perfectly describes what Heidur is and how honor and kindness is what ultimately moves the world</text:span></text:p>
        </text:list-item>
        <text:list-item>
          <text:p text:style-name="P7"><text:span text:style-name="T2">Lots of things to do, at your own time:</text:span><text:span text:style-name="T4"> In Heidur, you can spend your time as you want, and become the hero you decide. Why your character cant be a cook?, maybe you want to spread happiness giving happy meals to everyone. Maybe you want to </text:span><text:soft-page-break/><text:span text:style-name="T4">be a fisherman, is your goal to fish the biggest sea monster anyone in the world has never seen?. Maybe you only want to explore the world and leave your mark in every place you discover. It doesn't matters, you decide what you want to do</text:span></text:p>
        </text:list-item>
        <text:list-item>
          <text:p text:style-name="P7"><text:span text:style-name="T2">Casual:</text:span><text:span text:style-name="T4"> You can play any time you want, the amount of time you want. You can do anything at any time in the game, so, in that way you can focus on the things you DO want to do, and just skip the ones that you find boring.</text:span></text:p>
        </text:list-item>
        <text:list-item>
          <text:p text:style-name="P5"><text:span text:style-name="T8">Single player experience: </text:span><text:span text:style-name="T6">Compete against yourself and try to get better every time. </text:span><text:bookmark text:name="result_box3"/><text:span text:style-name="T4">Some special events can occur in the game, in which you compete against your own personal score and famous historical figures of Heidur, so you will generate rivalries, you will obtain fame, fortune and glory in the world</text:span></text:p>
        </text:list-item>
      </text:list>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6:29:12.859125453</meta:creation-date>
    <dc:date>2018-03-28T17:07:13.526098673</dc:date>
    <meta:editing-duration>PT16M38S</meta:editing-duration>
    <meta:editing-cycles>3</meta:editing-cycles>
    <meta:generator>LibreOffice/5.1.6.2$Linux_X86_64 LibreOffice_project/10m0$Build-2</meta:generator>
    <meta:document-statistic meta:table-count="0" meta:image-count="0" meta:object-count="0" meta:page-count="2" meta:paragraph-count="18" meta:word-count="471" meta:character-count="2565" meta:non-whitespace-character-count="2112"/>
  </office:meta>
</office:document-meta>
</file>